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/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Subsystem</text:p>
          </table:table-cell>
          <table:table-cell table:style-name="ce3" office:value-type="string" calcext:value-type="string">
            <text:p>1V0</text:p>
          </table:table-cell>
          <table:table-cell table:style-name="ce3" office:value-type="string" calcext:value-type="string">
            <text:p>1V2</text:p>
          </table:table-cell>
          <table:table-cell table:style-name="ce3" office:value-type="string" calcext:value-type="string">
            <text:p>1V5</text:p>
          </table:table-cell>
          <table:table-cell table:style-name="ce3" office:value-type="string" calcext:value-type="string">
            <text:p>1V8</text:p>
          </table:table-cell>
          <table:table-cell table:style-name="ce3" office:value-type="string" calcext:value-type="string">
            <text:p>2V0</text:p>
          </table:table-cell>
          <table:table-cell table:style-name="ce3" office:value-type="string" calcext:value-type="string">
            <text:p>2V5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>
            <text:p>5V0</text:p>
          </table:table-cell>
          <table:table-cell table:style-name="ce3" office:value-type="string" calcext:value-type="string">
            <text:p>5V0N</text:p>
          </table:table-cell>
          <table:table-cell table:style-name="ce3" office:value-type="string" calcext:value-type="string">
            <text:p>12V0</text:p>
          </table:table-cell>
          <table:table-cell table:style-name="ce3" office:value-type="string" calcext:value-type="string">
            <text:p>19V2</text:p>
          </table:table-cell>
          <table:table-cell table:style-name="ce3" office:value-type="string" calcext:value-type="string">
            <text:p>Power</text:p>
          </table:table-cell>
          <table:table-cell table:style-name="ce5"/>
          <table:table-cell table:style-name="ce7" office:value-type="string" calcext:value-type="string">
            <text:p>Total W</text:p>
          </table:table-cell>
          <table:table-cell table:style-name="ce6" table:formula="of:=[.M20]" office:value-type="float" office:value="73.56047" calcext:value-type="float">
            <text:p>73.56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Main FPGA</text:p>
          </table:table-cell>
          <table:table-cell office:value-type="float" office:value="7" calcext:value-type="float">
            <text:p>7.00</text:p>
          </table:table-cell>
          <table:table-cell table:number-columns-repeated="3" office:value-type="float" office:value="0.6" calcext:value-type="float">
            <text:p>0.6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3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2]+1.2*[.C2]+1.5*[.D2]+1.8*[.E2]+2*[.F2]+2.5*[.G2]+3.3*[.H2]+5*[.I2]+12*[.K2]+19.2*[.L2]+5*[.J2]" office:value-type="float" office:value="10.8425" calcext:value-type="float">
            <text:p>10.84</text:p>
          </table:table-cell>
          <table:table-cell table:style-name="Default"/>
          <table:table-cell table:style-name="ce5" office:value-type="string" calcext:value-type="string">
            <text:p>Safety margin</text:p>
          </table:table-cell>
          <table:table-cell table:style-name="ce6" table:formula="of:=1.2*[.P1]" office:value-type="float" office:value="88.272564" calcext:value-type="float">
            <text:p>88.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 pods</text:p>
          </table:table-cell>
          <table:table-cell table:number-columns-repeated="9"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3]+1.2*[.C3]+1.5*[.D3]+1.8*[.E3]+2*[.F3]+2.5*[.G3]+3.3*[.H3]+5*[.I3]+12*[.K3]+19.2*[.L3]+5*[.J3]" office:value-type="float" office:value="36" calcext:value-type="float">
            <text:p>36.00</text:p>
          </table:table-cell>
          <table:table-cell table:style-name="Default"/>
          <table:table-cell table:style-name="ce7" office:value-type="string" calcext:value-type="string">
            <text:p>Current @ 12V</text:p>
          </table:table-cell>
          <table:table-cell table:style-name="ce6" table:formula="of:=[.P2]/12" office:value-type="float" office:value="7.356047" calcext:value-type="float">
            <text:p>7.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G PHY</text:p>
          </table:table-cell>
          <table:table-cell office:value-type="float" office:value="0" calcext:value-type="float">
            <text:p>0.00</text:p>
          </table:table-cell>
          <table:table-cell office:value-type="float" office:value="0.221" calcext:value-type="float">
            <text:p>0.22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0.0415+0.0674" office:value-type="float" office:value="0.1089" calcext:value-type="float">
            <text:p>0.11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4]+1.2*[.C4]+1.5*[.D4]+1.8*[.E4]+2*[.F4]+2.5*[.G4]+3.3*[.H4]+5*[.I4]+12*[.K4]+19.2*[.L4]+5*[.J4]" office:value-type="float" office:value="0.62457" calcext:value-type="float">
            <text:p>0.62</text:p>
          </table:table-cell>
          <table:table-cell table:style-name="Default"/>
          <table:table-cell table:style-name="ce7" office:value-type="string" calcext:value-type="string">
            <text:p>Current @ 24V</text:p>
          </table:table-cell>
          <table:table-cell table:style-name="ce6" table:formula="of:=[.P3]/2" office:value-type="float" office:value="3.6780235" calcext:value-type="float">
            <text:p>3.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0G QSFP+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5]+1.2*[.C5]+1.5*[.D5]+1.8*[.E5]+2*[.F5]+2.5*[.G5]+3.3*[.H5]+5*[.I5]+12*[.K5]+19.2*[.L5]+5*[.J5]" office:value-type="float" office:value="2.97" calcext:value-type="float">
            <text:p>2.97</text:p>
          </table:table-cell>
          <table:table-cell table:style-name="Default"/>
          <table:table-cell table:style-name="ce7" office:value-type="string" calcext:value-type="string">
            <text:p>Current @ 48V</text:p>
          </table:table-cell>
          <table:table-cell table:style-name="ce6" table:formula="of:=[.P4]/2" office:value-type="float" office:value="1.83901175" calcext:value-type="float">
            <text:p>1.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M32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293" calcext:value-type="float">
            <text:p>0.29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6]+1.2*[.C6]+1.5*[.D6]+1.8*[.E6]+2*[.F6]+2.5*[.G6]+3.3*[.H6]+5*[.I6]+12*[.K6]+19.2*[.L6]+5*[.J6]" office:value-type="float" office:value="0.9669" calcext:value-type="float">
            <text:p>0.97</text:p>
          </table:table-cell>
          <table:table-cell table:style-name="Default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DR3 SODIMM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5" calcext:value-type="float">
            <text:p>4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93" calcext:value-type="float">
            <text:p>0.29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7]+1.2*[.C7]+1.5*[.D7]+1.8*[.E7]+2*[.F7]+2.5*[.G7]+3.3*[.H7]+5*[.I7]+12*[.K7]+19.2*[.L7]+5*[.J7]" office:value-type="float" office:value="7.7169" calcext:value-type="float">
            <text:p>7.72</text:p>
          </table:table-cell>
          <table:table-cell table:style-name="Default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LCD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table:formula="of:=1*[.B8]+1.2*[.C8]+1.5*[.D8]+1.8*[.E8]+2*[.F8]+2.5*[.G8]+3.3*[.H8]+5*[.I8]+12*[.K8]+19.2*[.L8]+5*[.J8]" office:value-type="float" office:value="0.867" calcext:value-type="float">
            <text:p>0.87</text:p>
          </table:table-cell>
          <table:table-cell table:style-name="Default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ns</text:p>
          </table:table-cell>
          <table:table-cell table:number-columns-repeated="9" office:value-type="float" office:value="0" calcext:value-type="float">
            <text:p>0.00</text:p>
          </table:table-cell>
          <table:table-cell table:formula="of:=0.17*4" office:value-type="float" office:value="0.68" calcext:value-type="float">
            <text:p>0.68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9]+1.2*[.C9]+1.5*[.D9]+1.8*[.E9]+2*[.F9]+2.5*[.G9]+3.3*[.H9]+5*[.I9]+12*[.K9]+19.2*[.L9]+5*[.J9]" office:value-type="float" office:value="8.16" calcext:value-type="float">
            <text:p>8.16</text:p>
          </table:table-cell>
          <table:table-cell table:style-name="Default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LL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10]+1.2*[.C10]+1.5*[.D10]+1.8*[.E10]+2*[.F10]+2.5*[.G10]+3.3*[.H10]+5*[.I10]+12*[.K10]+19.2*[.L10]+5*[.J10]" office:value-type="float" office:value="1.947" calcext:value-type="float">
            <text:p>1.95</text:p>
          </table:table-cell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OCXO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11]+1.2*[.C11]+1.5*[.D11]+1.8*[.E11]+2*[.F11]+2.5*[.G11]+3.3*[.H11]+5*[.I11]+12*[.K11]+19.2*[.L11]+5*[.J11]" office:value-type="float" office:value="0.99" calcext:value-type="float">
            <text:p>0.99</text:p>
          </table:table-cell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Flash</text:p>
          </table:table-cell>
          <table:table-cell table:number-columns-repeated="6" table:style-name="ce6" office:value-type="float" office:value="0" calcext:value-type="float">
            <text:p>0.00</text:p>
          </table:table-cell>
          <table:table-cell table:style-name="ce6" table:formula="of:=0.03*2" office:value-type="float" office:value="0.06" calcext:value-type="float">
            <text:p>0.06</text:p>
          </table:table-cell>
          <table:table-cell table:style-name="ce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4" table:formula="of:=1*[.B12]+1.2*[.C12]+1.5*[.D12]+1.8*[.E12]+2*[.F12]+2.5*[.G12]+3.3*[.H12]+5*[.I12]+12*[.K12]+19.2*[.L12]+5*[.J12]" office:value-type="float" office:value="0.198" calcext:value-type="float">
            <text:p>0.20</text:p>
          </table:table-cell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I/O FPGA</text:p>
          </table:table-cell>
          <table:table-cell office:value-type="float" office:value="0.064" calcext:value-type="float">
            <text:p>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7" calcext:value-type="float">
            <text:p>0.01</text:p>
          </table:table-cell>
          <table:table-cell table:number-columns-repeated="6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13]+1.2*[.C13]+1.5*[.D13]+1.8*[.E13]+2*[.F13]+2.5*[.G13]+3.3*[.H13]+5*[.I13]+12*[.K13]+19.2*[.L13]+5*[.J13]" office:value-type="float" office:value="0.0766" calcext:value-type="float">
            <text:p>0.08</text:p>
          </table:table-cell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Comparators</text:p>
          </table:table-cell>
          <table:table-cell table:number-columns-repeated="5" office:value-type="float" office:value="0" calcext:value-type="float">
            <text:p>0.00</text:p>
          </table:table-cell>
          <table:table-cell table:formula="of:=0.025*4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0.012*4" office:value-type="float" office:value="0.048" calcext:value-type="float">
            <text:p>0.05</text:p>
          </table:table-cell>
          <table:table-cell table:formula="of:=0.012*4" office:value-type="float" office:value="0.048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1*[.B14]+1.2*[.C14]+1.5*[.D14]+1.8*[.E14]+2*[.F14]+2.5*[.G14]+3.3*[.H14]+5*[.I14]+12*[.K14]+19.2*[.L14]+5*[.J14]" office:value-type="float" office:value="0.73" calcext:value-type="float">
            <text:p>0.73</text:p>
          </table:table-cell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Fanout buffer</text:p>
          </table:table-cell>
          <table:table-cell table:number-columns-repeated="5" table:style-name="ce6" office:value-type="float" office:value="0" calcext:value-type="float">
            <text:p>0.00</text:p>
          </table:table-cell>
          <table:table-cell table:style-name="ce6" office:value-type="float" office:value="0.07" calcext:value-type="float">
            <text:p>0.07</text:p>
          </table:table-cell>
          <table:table-cell table:number-columns-repeated="4" table:style-name="ce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4" table:formula="of:=1*[.B15]+1.2*[.C15]+1.5*[.D15]+1.8*[.E15]+2*[.F15]+2.5*[.G15]+3.3*[.H15]+5*[.I15]+12*[.K15]+19.2*[.L15]+5*[.J15]" office:value-type="float" office:value="0.175" calcext:value-type="float">
            <text:p>0.18</text:p>
          </table:table-cell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ADCMP607s</text:p>
          </table:table-cell>
          <table:table-cell table:number-columns-repeated="5" office:value-type="float" office:value="0" calcext:value-type="float">
            <text:p>0.00</text:p>
          </table:table-cell>
          <table:table-cell table:formula="of:=0.017*4" office:value-type="float" office:value="0.068" calcext:value-type="float">
            <text:p>0.07</text:p>
          </table:table-cell>
          <table:table-cell table:number-columns-repeated="4" table:style-name="ce6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4" table:formula="of:=1*[.B16]+1.2*[.C16]+1.5*[.D16]+1.8*[.E16]+2*[.F16]+2.5*[.G16]+3.3*[.H16]+5*[.I16]+12*[.K16]+19.2*[.L16]+5*[.J16]" office:value-type="float" office:value="0.17" calcext:value-type="float">
            <text:p>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56017s</text:p>
          </table:table-cell>
          <table:table-cell office:value-type="float" office:value="0" calcext:value-type="float">
            <text:p>0.00</text:p>
          </table:table-cell>
          <table:table-cell table:formula="of:=5*0.021" office:value-type="float" office:value="0.105" calcext:value-type="float">
            <text:p>0.11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5*0.08" office:value-type="float" office:value="0.4" calcext:value-type="float">
            <text:p>0.40</text:p>
          </table:table-cell>
          <table:table-cell table:number-columns-repeated="5" office:value-type="float" office:value="0" calcext:value-type="float">
            <text:p>0.00</text:p>
          </table:table-cell>
          <table:table-cell table:style-name="ce4" table:formula="of:=1*[.B17]+1.2*[.C17]+1.5*[.D17]+1.8*[.E17]+2*[.F17]+2.5*[.G17]+3.3*[.H17]+5*[.I17]+12*[.K17]+19.2*[.L17]+5*[.J17]" office:value-type="float" office:value="1.126" calcext:value-type="float">
            <text:p>1.1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current</text:p>
          </table:table-cell>
          <table:table-cell table:formula="of:=SUM([.B1:.B19])" office:value-type="float" office:value="7.064" calcext:value-type="float">
            <text:p>7.06</text:p>
          </table:table-cell>
          <table:table-cell table:formula="of:=SUM([.C1:.C19])" office:value-type="float" office:value="0.926" calcext:value-type="float">
            <text:p>0.93</text:p>
          </table:table-cell>
          <table:table-cell table:formula="of:=SUM([.D1:.D19])" office:value-type="float" office:value="5.1" calcext:value-type="float">
            <text:p>5.10</text:p>
          </table:table-cell>
          <table:table-cell table:formula="of:=SUM([.E1:.E19])" office:value-type="float" office:value="0.607" calcext:value-type="float">
            <text:p>0.61</text:p>
          </table:table-cell>
          <table:table-cell table:formula="of:=SUM([.F1:.F19])" office:value-type="float" office:value="0.25" calcext:value-type="float">
            <text:p>0.25</text:p>
          </table:table-cell>
          <table:table-cell table:formula="of:=SUM([.G1:.G19])" office:value-type="float" office:value="0.763" calcext:value-type="float">
            <text:p>0.76</text:p>
          </table:table-cell>
          <table:table-cell table:formula="of:=SUM([.H1:.H19])" office:value-type="float" office:value="2.6749" calcext:value-type="float">
            <text:p>2.67</text:p>
          </table:table-cell>
          <table:table-cell table:formula="of:=SUM([.I1:.I19])" office:value-type="float" office:value="0.048" calcext:value-type="float">
            <text:p>0.05</text:p>
          </table:table-cell>
          <table:table-cell table:formula="of:=SUM([.J1:.J19])" office:value-type="float" office:value="0.048" calcext:value-type="float">
            <text:p>0.05</text:p>
          </table:table-cell>
          <table:table-cell table:formula="of:=SUM([.K1:.K19])" office:value-type="float" office:value="3.68" calcext:value-type="float">
            <text:p>3.68</text:p>
          </table:table-cell>
          <table:table-cell table:style-name="ce4" table:formula="of:=SUM([.L1:.L19])" office:value-type="float" office:value="0.04" calcext:value-type="float">
            <text:p>0.04</text:p>
          </table:table-cell>
          <table:table-cell table:style-name="ce4" table:formula="of:=SUM([.M1:.M19])" office:value-type="float" office:value="73.56047" calcext:value-type="float">
            <text:p>73.56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04:17:11.545400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1:00:06.081327865</meta:creation-date>
    <meta:generator>LibreOffice/6.1.5.2$Linux_X86_64 LibreOffice_project/10$Build-2</meta:generator>
    <dc:date>2020-06-18T22:20:29.409358231</dc:date>
    <meta:editing-duration>P1DT21H2M53S</meta:editing-duration>
    <meta:editing-cycles>32</meta:editing-cycles>
    <meta:document-statistic meta:table-count="1" meta:cell-count="244" meta:object-count="0"/>
  </office:meta>
</office:document-meta>
</file>